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05900000077B0F3412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.AppleSystemUIFont" svg:font-family=".AppleSystemUIFont" style:font-family-generic="swiss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4.8958in" table:align="left"/>
    </style:style>
    <style:style style:name="Members.A" style:family="table-column">
      <style:table-column-properties style:column-width="1.4688in"/>
    </style:style>
    <style:style style:name="Members.B" style:family="table-column">
      <style:table-column-properties style:column-width="1.4063in"/>
    </style:style>
    <style:style style:name="Members.C" style:family="table-column">
      <style:table-column-properties style:column-width="2.0208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C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/>
    </style:style>
    <style:style style:name="P3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fo:color="#800000" style:font-name="Arial" fo:font-size="11pt" fo:language="en" fo:country="US"/>
    </style:style>
    <style:style style:name="P6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7" style:family="paragraph" style:parent-style-name="Text_20_body">
      <style:paragraph-properties fo:margin-left="0.3854in" fo:margin-right="0in" fo:text-indent="0in" style:auto-text-indent="false"/>
      <style:text-properties style:font-name="Arial" fo:language="en" fo:country="US"/>
    </style:style>
    <style:style style:name="P8" style:family="paragraph" style:parent-style-name="Text_20_body">
      <style:paragraph-properties fo:margin-left="1.302in" fo:margin-right="0in" fo:text-indent="-0.3752in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9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10" style:family="paragraph" style:parent-style-name="Text_20_body" style:master-page-name="">
      <style:paragraph-properties fo:margin-left="0in" fo:margin-right="0in" fo:margin-top="0.1181in" fo:margin-bottom="0.2402in" fo:text-indent="0in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1" style:family="paragraph" style:parent-style-name="Table_20_Contents">
      <style:text-properties style:font-name="Arial" fo:language="en" fo:country="US"/>
    </style:style>
    <style:style style:name="P12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15" style:family="paragraph" style:parent-style-name="Heading_20_2" style:master-page-name="">
      <style:paragraph-properties fo:margin-top="0.1665in" fo:margin-bottom="0.0835in" style:page-number="auto" fo:break-before="page" style:shadow="none" fo:keep-with-next="always"/>
      <style:text-properties fo:color="#0099ff" style:font-name="Arial" fo:font-size="11pt" fo:language="en" fo:country="US" style:font-name-asian="MS Mincho" style:font-name-complex="Tahoma"/>
    </style:style>
    <style:style style:name="P16" style:family="paragraph" style:parent-style-name="Heading_20_2" style:master-page-name="">
      <style:paragraph-properties fo:margin-top="0.1665in" fo:margin-bottom="0.0835in" style:page-number="auto" fo:break-before="page" fo:keep-with-next="always"/>
      <style:text-properties fo:color="#0099ff" style:font-name="Arial" fo:font-size="11pt" fo:language="en" fo:country="US" style:font-name-asian="MS Mincho" style:font-name-complex="Tahoma"/>
    </style:style>
    <style:style style:name="P17" style:family="paragraph" style:parent-style-name="Heading_20_2">
      <style:paragraph-properties fo:margin-top="0.1665in" fo:margin-bottom="0.0835in" fo:keep-with-next="always"/>
      <style:text-properties fo:color="#0099ff" style:font-name="Arial" fo:font-size="11pt" fo:language="en" fo:country="US" style:font-name-asian="MS Mincho" style:font-name-complex="Tahoma"/>
    </style:style>
    <style:style style:name="P18" style:family="paragraph" style:parent-style-name="Heading_20_2">
      <style:paragraph-properties fo:margin-top="0.1665in" fo:margin-bottom="0.0835in"/>
      <style:text-properties fo:color="#0099ff" style:font-name="Arial" fo:font-size="11pt" fo:language="en" fo:country="US" style:font-name-asian="MS Mincho" style:font-name-complex="Tahoma"/>
    </style:style>
    <style:style style:name="P19" style:family="paragraph" style:parent-style-name="Heading_20_1">
      <style:paragraph-properties fo:text-align="center" style:justify-single-word="false"/>
      <style:text-properties style:font-name="Calibri" fo:font-size="22pt" fo:language="en" fo:country="US" style:font-size-asian="22pt" style:font-size-complex="22pt"/>
    </style:style>
    <style:style style:name="P20" style:family="paragraph" style:parent-style-name="Text_20_body" style:list-style-name="L1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1" style:family="paragraph" style:parent-style-name="Text_20_body" style:list-style-name="L2">
      <style:text-properties fo:color="#800000" style:font-name="Arial" fo:font-size="11pt" fo:language="en" fo:country="US"/>
    </style:style>
    <style:style style:name="P22" style:family="paragraph" style:parent-style-name="Text_20_body" style:list-style-name="L1">
      <style:paragraph-properties fo:margin-left="1.3126in" fo:margin-right="0in" fo:text-indent="-0.4272in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3" style:family="paragraph" style:parent-style-name="Text_20_body" style:list-style-name="L2" style:master-page-name="">
      <style:paragraph-properties fo:margin-left="0in" fo:margin-right="0in" fo:margin-top="0.1181in" fo:margin-bottom="0.2402in" fo:text-indent="0in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4" style:family="paragraph">
      <style:paragraph-properties style:text-autospace="none"/>
    </style:style>
    <style:style style:name="P2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943634" fo:font-size="8pt"/>
    </style:style>
    <style:style style:name="T4" style:family="text">
      <style:text-properties fo:color="#365f91" fo:font-size="8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323dc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fo:padding="0.0591in" fo:border="0.0008in solid #0099ff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vertical-pos="middle" style:vertical-rel="text" fo:padding="0in" fo:border="none" style:shadow="non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354in" fo:text-indent="-0.25in" fo:margin-left="3.1354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Σχολείο Δεύτερης Ευκαιρίας Αγρινίου</text:h>
      <text:p text:style-name="P1">Hello <text:span text:style-name="T5">[onshow.yourname]</text:span>,</text:p>
      <text:p text:style-name="P7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4" text:outline-level="2">Merge data with a chart</text:h>
      <text:h text:style-name="P14" text:outline-level="2"><draw:frame draw:style-name="fr4" draw:name="Object1" text:anchor-type="paragraph" svg:x="0.2in" svg:y="0in" svg:width="6.1984in" svg:height="2.5839in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e data with a table in lin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2">First Name</text:p>
            </table:table-cell>
            <table:table-cell table:style-name="Members.A1" office:value-type="string">
              <text:p text:style-name="P12">Name</text:p>
            </table:table-cell>
            <table:table-cell table:style-name="Members.C1" office:value-type="string">
              <text:p text:style-name="P12">Membership number</text:p>
            </table:table-cell>
          </table:table-row>
        </table:table-header-rows>
        <table:table-row>
          <table:table-cell table:style-name="Members.A2" office:value-type="string">
            <text:p text:style-name="P11">[a.firstname;block=tbs:row]</text:p>
          </table:table-cell>
          <table:table-cell table:style-name="Members.A2" office:value-type="string">
            <text:p text:style-name="P11">[a.name]</text:p>
          </table:table-cell>
          <table:table-cell table:style-name="Members.C2" office:value-type="string">
            <text:p text:style-name="P11">[a.number]</text:p>
          </table:table-cell>
        </table:table-row>
      </table:table>
      <text:h text:style-name="P15" text:outline-level="2">Merge or delete bullets and numberings</text:h>
      <text:list xml:id="list8140224312741876863" text:style-name="L1">
        <text:list-item>
          <text:p text:style-name="P20">Numbered titles</text:p>
          <text:list>
            <text:list-item>
              <text:p text:style-name="P22">This title is kept</text:p>
            </text:list-item>
            <text:list-item>
              <text:p text:style-name="P22">This one will be deleted [onload;block=tbs:p;when [var.x_delete]=0]</text:p>
            </text:list-item>
            <text:list-item>
              <text:p text:style-name="P22">But numbering will be automatically arranged by LibreOffice/OpenOffice Writer</text:p>
            </text:list-item>
            <text:list-item>
              <text:p text:style-name="P22">As you can see</text:p>
            </text:list-item>
          </text:list>
        </text:list-item>
        <text:list-item>
          <text:p text:style-name="P20">Bullets</text:p>
        </text:list-item>
      </text:list>
      <text:p text:style-name="P8">•<text:tab/>This bullet is kept</text:p>
      <text:p text:style-name="P8">•<text:tab/>This one will be deleted [onload;block=tbs:p;when [var.x_delete]=0]</text:p>
      <text:p text:style-name="P8">•<text:tab/>As you can see</text:p>
      <text:h text:style-name="P17" text:outline-level="2">Merge or delete a part of the text</text:h>
      <text:p text:style-name="P3">As you can see, this part of the text contains a title and two paragraphs.</text:p>
      <text:p text:style-name="P3">So you can delete the part using this: [onload;block=text:h+tbs:p+(tbs:p);when [var.x_delete]=0]. You can also merge/delete a custom LibreOffice/OpenOffice Writer section using “block=text:section”.</text:p>
      <text:h text:style-name="P17" text:outline-level="2">Delete a frame</text:h>
      <text:h text:style-name="P17" text:outline-level="2"><draw:frame draw:style-name="fr1" draw:name="Frame1" text:anchor-type="paragraph" svg:x="1.028in" svg:y="0.0354in" svg:width="4.9591in" draw:z-index="0"><draw:text-box fo:min-height="0.5098in"><text:p text:style-name="P4">This frame will be deleted.<text:line-break/>[onload;block=draw:frame;when [var.x_delete]=0]</text:p></draw:text-box></draw:frame>Delete all comments</text:h>
      <text:p text:style-name="P3">This text should <office:annotation><dc:creator>Unknown Author</dc:creator><dc:date>2011-08-29T23:32:32</dc:date><text:p text:style-name="P24"><text:span text:style-name="T8">You can delete all comments in the document using command OPENTBS_DELETE_COMMENTS. This is quite useful for managing technical comments in your template.</text:span></text:p></office:annotation>have no comment.</text:p>
      <text:h text:style-name="P18" text:outline-level="2">Merge too long TBS fields</text:h>
      <text:p text:style-name="P5">If you find that a TBS fields is too long and difficult to read when placed in the template, you can use one of the two following tricks for <text:span text:style-name="T6">LibreOffice and OpenOffice</text:span> only :</text:p>
      <text:list xml:id="list6006910002357457462" text:style-name="L2">
        <text:list-item>
          <text:p text:style-name="P21">Nest the TBS in a comment ; add parameter “enlarge=tbs:comment”. You can also add any extra text in the comment. The whole comment will be replaced with the value to merge.</text:p>
        </text:list-item>
      </text:list>
      <text:p text:style-name="P10"><text:span text:style-name="T2">Dear [onshow.yourname], this text has been build automatically at </text:span><text:span text:style-name="T7">(</text:span><text:span text:style-name="T7"><office:annotation><dc:creator>Auteur inconnu</dc:creator><dc:date>2011-01-27T22:11:21</dc:date><text:p text:style-name="P25"><text:span text:style-name="T8">[onload..now;frm='yyyy-mm-dd hh:nn:ss';enlarge=tbs:comment]</text:span></text:p><text:p text:style-name="P25"><text:span text:style-name="T8"/></text:p><text:p text:style-name="P25"><text:span text:style-name="T9">Extra text in the comment, like this one, will be omitted.</text:span></text:p></office:annotation></text:span><text:span text:style-name="T7">)</text:span><text:span text:style-name="T2">. OpenTBS is so delicious.</text:span></text:p>
      <text:list xml:id="list2169048944" text:continue-numbering="true" text:style-name="L2">
        <text:list-item>
          <text:p text:style-name="P21">Create a simple frame for which the Anchor property is set to “As character”. Then add the TBS field in the title or the description of the description of the frame ; add parameter “enlarge=draw:frame”. You can also add extra text in the frame or the description. The whole frame will be replaced with the value to merge.</text:p>
          <text:p text:style-name="P23"><text:span text:style-name="T2">Dear [onshow.yourname], this text has been build automatically at </text:span><text:span text:style-name="T7">(</text:span><text:span text:style-name="T7"><draw:frame draw:style-name="fr2" draw:name="Frame3" text:anchor-type="as-char" svg:width="0.3807in" svg:height="0.1965in" draw:z-index="3"><draw:text-box><text:p text:style-name="P13">date</text:p></draw:text-box><svg:desc>[onload..now;frm='yyyy-mm-dd hh:nn:ss';enlarge=draw:frame]</svg:desc></draw:frame></text:span><text:span text:style-name="T7">)</text:span><text:span text:style-name="T2">. OpenTBS is so delicious.</text:span></text:p>
        </text:list-item>
      </text:list>
      <text:h text:style-name="P16" text:outline-level="2">Merge data with pages</text:h>
      <text:p text:style-name="P5">In the next page there is an example illustrating how to perform a merge with one page per record.</text:p>
      <text:p text:style-name="P5">In this example, the first paragraph has a property giving a page break before. Therefore, the page-break is repeated for each record.</text:p>
      <text:p text:style-name="P5">The example also use a block defined with the alias “tbs:page”. This alias is given by OpenTBS and it helps to found the bounds of the page (or pages) according to the page-break defined in the paragraph properties.</text:p>
      <text:p text:style-name="P5">If you try to merge one page per record without text before the first page, then make sure that the first paragraph has the property giving a page break before.</text:p>
      <text:p text:style-name="P9">Hello [b.firstname;block=tbs:page] [b. name], your membership number is [b.number].</text:p>
      <text:p text:style-name="P6"><draw:frame draw:style-name="fr3" draw:name="images1" text:anchor-type="paragraph" svg:width="1.2362in" svg:height="1.652in" draw:z-index="1"><draw:image xlink:href="Pictures/100000000000005900000077B0F34122.png" xlink:type="simple" xlink:show="embed" xlink:actuate="onLoad"/><svg:desc>[b.number;ope=changepic;from='pic_[val].png';tagpos=inside;adjust;unique]</svg:desc></draw:frame>The image is merged using a TBS field which is placed in the Description property of th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.AppleSystemUIFont" svg:font-family=".AppleSystemUIFont" style:font-family-generic="swiss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size="11pt" fo:font-weight="normal" style:font-name-asian="MS Mincho" style:font-weight-asian="normal" style:font-name-complex="Tahoma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meta:creation-date>2013-10-26T15:56:08.590000000</meta:creation-date>
    <meta:editing-cycles>34</meta:editing-cycles>
    <meta:editing-duration>PT1H2M35S</meta:editing-duration>
    <dc:date>2017-01-28T16:53:09</dc:date>
    <dc:title>OpenTBS demo</dc:title>
    <meta:document-statistic meta:table-count="1" meta:image-count="1" meta:object-count="1" meta:page-count="4" meta:paragraph-count="43" meta:word-count="546" meta:character-count="3340"/>
    <dc:creator>Andreas Athanitis</dc:creator>
    <meta:user-defined meta:name="Creator">Skrol29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096cm" svg:y="2.506cm" style:legend-expansion="high" chart:style-name="ch2"/>
        <chart:plot-area chart:style-name="ch3" chart:data-source-has-labels="both" svg:x="0.764cm" svg:y="0.659cm" svg:width="11.704cm" svg:height="5.353cm">
          <chartooo:coordinate-region svg:x="1.652cm" svg:y="0.851cm" svg:width="9.926cm" svg:height="4.52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